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LoaderFactoryWMF.is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WMF.getUsagePenalty( String mime , ImageFlavor 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WMF.newImageLoader( ImageFlavor target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WMF.getSupportedFlavors( String m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WMF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